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e60" officeooo:paragraph-rsid="0016ee60"/>
    </style:style>
    <style:style style:name="P2" style:family="paragraph" style:parent-style-name="Standard">
      <style:text-properties officeooo:rsid="0016ee60" officeooo:paragraph-rsid="001727a2"/>
    </style:style>
    <style:style style:name="P3" style:family="paragraph" style:parent-style-name="Standard">
      <style:text-properties officeooo:rsid="001727a2" officeooo:paragraph-rsid="001727a2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757eb" officeooo:paragraph-rsid="001757eb" style:font-size-asian="14pt" style:font-weight-asian="bold" style:font-size-complex="14pt" style:font-weight-complex="bold"/>
    </style:style>
    <style:style style:name="T1" style:family="text">
      <style:text-properties officeooo:rsid="0016ee60"/>
    </style:style>
    <style:style style:name="T2" style:family="text">
      <style:text-properties officeooo:rsid="00172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arning <text:s/>Diary Exercise2.4</text:p>
      <text:p text:style-name="P1"/>
      <text:p text:style-name="P1">1. How long did you work on the exercise (in minutes or hours)</text:p>
      <text:p text:style-name="P1"/>
      <text:p text:style-name="P1">10 hours</text:p>
      <text:p text:style-name="P1"/>
      <text:p text:style-name="P1">2. Describe the approach of your solution. Discuss aspects such as the network operations, error</text:p>
      <text:p text:style-name="P1">handling, overall design</text:p>
      <text:p text:style-name="P1"/>
      <text:p text:style-name="P1"><text:s/>I was lost when <text:s/>I tried <text:s/>code all together in the main function then I changed the style by creating 2 different functions(newserver and checkconnection) that will handle different task <text:s/>since <text:s/>the <text:s/>exercise 2.3 was too similar I used the same resolution <text:s/></text:p>
      <text:p text:style-name="P1"/>
      <text:p text:style-name="P1">3. Did you have any failures or problems before successful solution? Discuss (your analysis) of the</text:p>
      <text:p text:style-name="P1">reasons of problems, and how you fixed them</text:p>
      <text:p text:style-name="P1"/>
      <text:p text:style-name="P1">1) I was having some timeout message that I could not figure out what is wrong as the previous exercises were stat<text:span text:style-name="T2">ing were the error took place</text:span>.Therefore that took me lot of time to sort it out <text:span text:style-name="T2">I used the line count function to see where my program eventually crashed.</text:span></text:p>
      <text:p text:style-name="P3">2)The new incoming connection was failing due to <text:span text:style-name="T1">the error <text:s/></text:span>that <text:span text:style-name="T1">the Fds </text:span>was not set<text:span text:style-name="T1"> <text:s/>that was resulting of </text:span>sending me timeout .</text:p>
      <text:p text:style-name="P3">3) The problem I got also Segmentation fault (core dumped) , I was not reseting the buffer and I was used the wrong data type . When I found this out it was working</text:p>
      <text:p text:style-name="P2"/>
      <text:p text:style-name="P1">4. Did you learn anything? (or did you know it already? or did you not understand what were you</text:p>
      <text:p text:style-name="P1">supposed to learn?)</text:p>
      <text:p text:style-name="P1"/>
      <text:p text:style-name="P2">I learnt <text:span text:style-name="T2">a lot in this exercise also I learned what was necessary for this exercise. Now I can play a bit <text:s/>with</text:span> multiplex <text:span text:style-name="T2">server</text:span> . </text:p>
      <text:p text:style-name="P2"/>
      <text:p text:style-name="P1">5. Give feedback about exercise and related material. Is there something that could be improved?</text:p>
      <text:p text:style-name="P3">The content of the material is good but it will be a good Idea also to state cleary <text:s/>the error not only sending time out . This exercise the server was not specifying cleary the error and that was a bit confus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2:00:45.784344183</meta:creation-date>
    <dc:date>2016-02-11T22:31:33.378670669</dc:date>
    <meta:editing-duration>PT15M3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315" meta:character-count="1741" meta:non-whitespace-character-count="1418"/>
  </office:meta>
</office:document-meta>
</file>